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T1" style:family="text">
      <style:text-properties style:font-name="Arial Black" fo:font-size="20pt" fo:language="es" fo:country="MX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7T18:21:46</meta:creation-date>
    <dc:date>2012-04-24T11:04:07.29</dc:date>
    <meta:editing-duration>PT23H20M24S</meta:editing-duration>
    <meta:editing-cycles>24</meta:editing-cycles>
    <meta:generator>OpenOffice.org/3.3$Win32 OpenOffice.org_project/330m20$Build-9567</meta:generator>
    <dc:creator>. ..</dc:creator>
    <meta:document-statistic meta:table-count="0" meta:image-count="0" meta:object-count="0" meta:page-count="1" meta:paragraph-count="0" meta:word-count="0" meta:character-count="0"/>
  </office:meta>
</office:document-meta>
</file>